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35cm" svg:height="1.41cm" svg:x="0.42cm" svg:y="27.87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19T18:17:14</dc:date>
    <meta:editing-cycles>11</meta:editing-cycles>
    <meta:editing-duration>PT4H40M11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